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0_2518438252"/>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<text:bookmark-end text:name="__DdeLink__0_251843825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21:20:07.544352318</meta:creation-date>
    <dc:date>2024-03-21T21:26:58.836859212</dc:date>
    <meta:editing-duration>PT6M53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